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7.2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971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2.05cm"/>
    </style:style>
    <style:style style:name="gr4" style:family="graphic" style:parent-style-name="standard">
      <style:graphic-properties draw:textarea-horizontal-align="justify" draw:textarea-vertical-align="middle" draw:auto-grow-height="false" fo:min-height="1.136cm" fo:min-width="5.356cm"/>
    </style:style>
    <style:style style:name="gr5" style:family="graphic" style:parent-style-name="standard">
      <style:graphic-properties draw:textarea-horizontal-align="justify" draw:textarea-vertical-align="middle" draw:auto-grow-height="false" fo:min-height="1.7cm" fo:min-width="1.7cm"/>
    </style:style>
    <style:style style:name="gr6" style:family="graphic" style:parent-style-name="standard">
      <style:graphic-properties draw:textarea-horizontal-align="justify" draw:textarea-vertical-align="middle" draw:auto-grow-height="false" fo:min-height="0.821cm" fo:min-width="4.16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3.278cm"/>
    </style:style>
    <style:style style:name="gr8" style:family="graphic" style:parent-style-name="standard">
      <style:graphic-properties draw:textarea-horizontal-align="justify" draw:textarea-vertical-align="middle" draw:auto-grow-height="false" fo:min-height="1.59cm" fo:min-width="5.228cm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1.766cm" fo:min-width="3.84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5" draw:id="id5" draw:layer="layout" svg:width="11cm" svg:height="3.4cm" svg:x="4.8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1cm" svg:height="2cm" svg:x="6.2cm" svg:y="6.3cm">
          <text:p text:style-name="P1">Podaj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5.1cm" svg:height="4.6cm" svg:x="7.8cm" svg:y="15.4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9.3cm" svg:height="2.2cm" svg:x="-0.2cm" svg:y="19.7cm">
          <text:p text:style-name="P1">Drukuj<text:line-break/> „a jest większe od 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7" draw:id="id7" draw:layer="layout" svg:width="4.4cm" svg:height="3.9cm" svg:x="15cm" svg:y="18.9cm">
          <text:p text:style-name="P1">b&gt;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8" draw:id="id8" draw:layer="layout" svg:width="7.4cm" svg:height="1.7cm" svg:x="6.7cm" svg:y="22.3cm">
          <text:p text:style-name="P1">Drukuj <text:line-break/>„b jest większe od 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9" draw:id="id9" draw:layer="layout" svg:width="6cm" svg:height="2cm" svg:x="14.9cm" svg:y="24.1cm">
          <text:p text:style-name="P1">Drukuj <text:line-break/>liczby są sobie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0" draw:id="id10" draw:layer="layout" svg:width="8.1cm" svg:height="2.6cm" svg:x="6.6cm" svg:y="27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" draw:id="id3" draw:layer="layout" svg:width="5.6cm" svg:height="4.2cm" svg:x="6.9cm" svg:y="9.7cm">
          <text:p text:style-name="P1">A, b <text:line-break/>są całkow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" draw:id="id1" draw:layer="layout" svg:width="6.9cm" svg:height="3.2cm" svg:x="13.8cm" svg:y="11.3cm">
          <text:p text:style-name="P1">A i b <text:line-break/>nie są całkowi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17.25cm" svg:y1="11.3cm" svg:x2="12.413cm" svg:y2="7.3cm" draw:start-shape="id1" draw:start-glue-point="5" draw:end-shape="id2" draw:end-glue-point="6" svg:d="M17250 11300l-4837-4000" svg:viewBox="0 0 4838 4001">
          <text:p/>
        </draw:connector>
        <draw:connector draw:style-name="gr11" draw:text-style-name="P2" draw:layer="layout" draw:type="line" svg:x1="9.75cm" svg:y1="8.3cm" svg:x2="9.7cm" svg:y2="9.7cm" draw:start-shape="id2" draw:start-glue-point="8" draw:end-shape="id3" draw:end-glue-point="4" svg:d="M9750 8300l-50 1400" svg:viewBox="0 0 51 1401">
          <text:p/>
        </draw:connector>
        <draw:connector draw:style-name="gr12" draw:text-style-name="P2" draw:layer="layout" draw:type="line" svg:x1="9.7cm" svg:y1="13.9cm" svg:x2="10.35cm" svg:y2="15.4cm" draw:start-shape="id3" draw:start-glue-point="6" draw:end-shape="id4" draw:end-glue-point="4" svg:d="M9700 13900l650 1500" svg:viewBox="0 0 651 1501">
          <text:p text:style-name="P1">PRAWDA</text:p>
        </draw:connector>
        <draw:connector draw:style-name="gr12" draw:text-style-name="P2" draw:layer="layout" draw:type="line" svg:x1="12.5cm" svg:y1="11.8cm" svg:x2="14.662cm" svg:y2="12.9cm" draw:start-shape="id3" draw:start-glue-point="7" draw:end-shape="id1" draw:end-glue-point="9" svg:d="M12500 11800l2162 1100" svg:viewBox="0 0 2163 1101">
          <text:p text:style-name="P1">FAŁSZ</text:p>
        </draw:connector>
        <draw:connector draw:style-name="gr11" draw:text-style-name="P2" draw:layer="layout" draw:type="line" svg:x1="10.3cm" svg:y1="4.9cm" svg:x2="9.75cm" svg:y2="6.3cm" draw:start-shape="id5" draw:start-glue-point="8" draw:end-shape="id2" draw:end-glue-point="5" svg:d="M10300 4900l-550 1400" svg:viewBox="0 0 551 1401">
          <text:p/>
        </draw:connector>
        <draw:connector draw:style-name="gr12" draw:text-style-name="P2" draw:layer="layout" draw:type="line" svg:x1="7.8cm" svg:y1="17.7cm" svg:x2="4.45cm" svg:y2="19.7cm" draw:start-shape="id4" draw:start-glue-point="5" draw:end-shape="id6" draw:end-glue-point="5" svg:d="M7800 17700l-3350 2000" svg:viewBox="0 0 3351 2001">
          <text:p text:style-name="P1">PRAWDA</text:p>
        </draw:connector>
        <draw:connector draw:style-name="gr12" draw:text-style-name="P2" draw:layer="layout" draw:type="line" svg:x1="15cm" svg:y1="20.85cm" svg:x2="10.4cm" svg:y2="22.3cm" draw:start-shape="id7" draw:start-glue-point="5" draw:end-shape="id8" draw:end-glue-point="5" svg:d="M15000 20850l-4600 1450" svg:viewBox="0 0 4601 1451">
          <text:p text:style-name="P1">PRAWDA</text:p>
        </draw:connector>
        <draw:connector draw:style-name="gr12" draw:text-style-name="P2" draw:layer="layout" draw:type="line" svg:x1="12.9cm" svg:y1="17.7cm" svg:x2="17.2cm" svg:y2="18.9cm" draw:start-shape="id4" draw:start-glue-point="7" draw:end-shape="id7" draw:end-glue-point="4" svg:d="M12900 17700l4300 1200" svg:viewBox="0 0 4301 1201">
          <text:p text:style-name="P1">FAŁSZ</text:p>
        </draw:connector>
        <draw:connector draw:style-name="gr12" draw:text-style-name="P2" draw:layer="layout" draw:type="line" svg:x1="17.2cm" svg:y1="22.8cm" svg:x2="17.9cm" svg:y2="24.1cm" draw:start-shape="id7" draw:start-glue-point="6" draw:end-shape="id9" draw:end-glue-point="5" svg:d="M17200 22800l700 1300" svg:viewBox="0 0 701 1301">
          <text:p text:style-name="P1">FAŁSZ</text:p>
        </draw:connector>
        <draw:connector draw:style-name="gr11" draw:text-style-name="P2" draw:layer="layout" draw:type="line" svg:x1="17.15cm" svg:y1="26.1cm" svg:x2="13.514cm" svg:y2="27.48cm" draw:start-shape="id9" draw:start-glue-point="7" draw:end-shape="id10" draw:end-glue-point="11" svg:d="M17150 26100l-3636 1380" svg:viewBox="0 0 3637 1381">
          <text:p/>
        </draw:connector>
        <draw:connector draw:style-name="gr11" draw:text-style-name="P2" draw:layer="layout" draw:type="line" svg:x1="10.4cm" svg:y1="24cm" svg:x2="10.65cm" svg:y2="27.1cm" draw:start-shape="id8" draw:start-glue-point="8" draw:end-shape="id10" svg:d="M10400 24000l250 3100" svg:viewBox="0 0 251 3101">
          <text:p/>
        </draw:connector>
        <draw:connector draw:style-name="gr11" draw:text-style-name="P2" draw:layer="layout" draw:type="line" svg:x1="4.45cm" svg:y1="21.9cm" svg:x2="7.786cm" svg:y2="27.48cm" draw:start-shape="id6" draw:start-glue-point="8" draw:end-shape="id10" draw:end-glue-point="5" svg:d="M4450 21900l3336 5580" svg:viewBox="0 0 3337 5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9.985816613</meta:creation-date>
    <dc:date>2019-09-18T12:14:08.371412290</dc:date>
    <meta:editing-duration>PT25M21S</meta:editing-duration>
    <meta:editing-cycles>3</meta:editing-cycles>
    <meta:generator>LibreOffice/6.0.7.3$Linux_X86_64 LibreOffice_project/00m0$Build-3</meta:generator>
    <meta:document-statistic meta:object-count="22"/>
  </office:meta>
</office:document-meta>
</file>